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30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1" style:family="paragraph" style:parent-style-name="Titulo_20_2">
      <style:text-properties fo:background-color="#99ff66"/>
    </style:style>
    <style:style style:name="P32" style:family="paragraph" style:parent-style-name="Titulo_20_2">
      <style:text-properties style:font-weight-complex="bold"/>
    </style:style>
    <style:style style:name="P33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4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5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6" style:family="paragraph" style:parent-style-name="Table_20_Contents">
      <style:text-properties style:font-name="Arial"/>
    </style:style>
    <style:style style:name="P37" style:family="paragraph" style:parent-style-name="Table_20_Contents">
      <style:text-properties style:font-name="Arial" fo:background-color="#99ff99"/>
    </style:style>
    <style:style style:name="P3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4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italic" officeooo:rsid="0075abb7" officeooo:paragraph-rsid="0075abb7" style:font-size-asian="10pt" style:font-style-asian="italic" style:font-size-complex="10pt" style:font-style-complex="italic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103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05" style:family="paragraph" style:parent-style-name="Standard">
      <style:text-properties style:font-name="Arial" fo:font-size="10pt" officeooo:rsid="007dc51d" officeooo:paragraph-rsid="007dc51d" style:font-size-asian="10pt" style:font-size-complex="10pt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671806" officeooo:paragraph-rsid="007ac39a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7ac39a" officeooo:paragraph-rsid="007ac39a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officeooo:rsid="007ac39a" officeooo:paragraph-rsid="007ac39a" style:font-size-asian="10pt" style:font-size-complex="10pt" style:text-rotation-angle="0" style:text-rotation-scale="line-height"/>
    </style:style>
    <style:style style:name="P11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12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f7780"/>
    </style:style>
    <style:style style:name="T21" style:family="text">
      <style:text-properties officeooo:rsid="008000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1">0 Informe banco de medición de figura de ruido</text:p>
      <text:p text:style-name="P33">Dedicar 1.5 horas diarias</text:p>
      <text:p text:style-name="Titulo_20_2">1 Diagrama conceptual de equipo prototipo.</text:p>
      <text:p text:style-name="P3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3">Ensamblar prototipo de modulo periféricos en protoboard, luego esquemáticos y armar en PCB de ser posible.</text:p>
      <text:p text:style-name="Titulo_20_2">3 Selección de componentes.</text:p>
      <text:p text:style-name="P33">En principio, circuitos integrados:</text:p>
      <text:p text:style-name="P35">Núcleo microprocesador.</text:p>
      <text:p text:style-name="P35">Drivers GPIO (expansores de puerto).</text:p>
      <text:p text:style-name="P35">Drivers de bus GPIB.</text:p>
      <text:p text:style-name="P35">Controlador y drivers de pantalla.</text:p>
      <text:p text:style-name="P35">Controlador de interfaz física.</text:p>
      <text:p text:style-name="P35">Modulo Ethernet.</text:p>
      <text:p text:style-name="P35">Pantalla táctil LCD.</text:p>
      <text:p text:style-name="P32">4 Investigación desarrollo empleando microcontrolador núcleo y periféricos.</text:p>
      <text:p text:style-name="P33">Investigar el desarrollo y programación con el micro núcleo, en caso de ser ARM.</text:p>
      <text:p text:style-name="P33">Investigar el desarrollo y programación de los periféricos, como módulos de Ethernet.</text:p>
      <text:p text:style-name="P33">Estudio diseños de referencia y tarjetas de desarrollo de los fabricantes.</text:p>
      <text:p text:style-name="P32">5 Investigación, selección e instalación software para desarrollo.</text:p>
      <text:p text:style-name="P33">Entornos de desarrollo para microcontroladores. Librerías de apoyo (USB, Ethernet, TCT/IP).</text:p>
      <text:p text:style-name="Titulo_20_2">6 Plantear estrategias de diseño software y firmware.</text:p>
      <text:p text:style-name="P3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2">7 Diagramas UML software y firmware.</text:p>
      <text:p text:style-name="P32">8 Elaborar software / firmware de prototipo en tarjeta de desarrollo</text:p>
      <text:p text:style-name="P33">Usar Intel Galileo para implementar y probar prototipo de software / firmware. Implementar prototipo software.</text:p>
      <text:p text:style-name="Titulo_20_2">9 Generar esquemáticos preliminares</text:p>
      <text:p text:style-name="P3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  <table:table-cell table:style-name="Table1.A1" office:value-type="string">
            <text:p text:style-name="P36">4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6</text:p>
          </table:table-cell>
          <table:table-cell table:style-name="Table1.A1" office:value-type="string">
            <text:p text:style-name="P36">7</text:p>
          </table:table-cell>
          <table:table-cell table:style-name="Table1.A1" office:value-type="string">
            <text:p text:style-name="P36">8</text:p>
          </table:table-cell>
          <table:table-cell table:style-name="Table1.A1" office:value-type="string">
            <text:p text:style-name="P36">9</text:p>
          </table:table-cell>
          <table:table-cell table:style-name="Table1.A1" office:value-type="string">
            <text:p text:style-name="P36">10</text:p>
          </table:table-cell>
          <table:table-cell table:style-name="Table1.A1" office:value-type="string">
            <text:p text:style-name="P36">11</text:p>
          </table:table-cell>
          <table:table-cell table:style-name="Table1.M1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31">0 Informe banco de medición de figura de ruido</text:p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M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6"/>
          </table:table-cell>
          <table:table-cell table:style-name="Table1.B3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3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4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4 Investigación desarrollo empleando microcontrolador núcleo y periféricos.</text:p>
          </table:table-cell>
          <table:table-cell table:style-name="Table1.A2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6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5 Investigación, selección e instalación software para desarrollo.</text:p>
          </table:table-cell>
          <table:table-cell table:style-name="Table1.A2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7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8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7 Diagramas UML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9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8 Elaborar software / firmware de prototipo en tarjeta de desarrollo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0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2" office:value-type="string">
            <text:p text:style-name="P3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9">Mes</text:p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Tarea</text:p>
          </table:table-cell>
          <table:table-cell table:style-name="Table2.A1" office:value-type="string">
            <text:p text:style-name="P39">Horas</text:p>
          </table:table-cell>
          <table:table-cell table:style-name="Table2.A1" office:value-type="string">
            <text:p text:style-name="P39"/>
          </table:table-cell>
          <table:table-cell table:style-name="Table2.F1" office:value-type="string">
            <text:p text:style-name="P102">Observación</text:p>
          </table:table-cell>
        </table:table-row>
        <table:table-row>
          <table:table-cell table:style-name="Table2.A2" table:number-rows-spanned="6" office:value-type="string">
            <text:p text:style-name="P103">Abril</text:p>
          </table:table-cell>
          <table:table-cell table:style-name="Table2.A2" table:number-rows-spanned="6" office:value-type="string">
            <text:p text:style-name="P40">Jueves 27</text:p>
          </table:table-cell>
          <table:table-cell table:style-name="Table2.C2" office:value-type="string">
            <text:p text:style-name="P40">Instalar software</text:p>
          </table:table-cell>
          <table:table-cell table:style-name="Table2.D2" office:value-type="string">
            <text:p text:style-name="P41">-</text:p>
          </table:table-cell>
          <table:table-cell table:style-name="Table2.E2" office:value-type="string">
            <text:p text:style-name="P40"/>
          </table:table-cell>
          <table:table-cell table:style-name="Table2.F7" table:number-rows-spanned="6" office:value-type="string">
            <text:p text:style-name="P40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40">Informe banco ruido</text:p>
          </table:table-cell>
          <table:table-cell table:style-name="Table2.D3" office:value-type="string">
            <text:p text:style-name="P41">1,5</text:p>
          </table:table-cell>
          <table:table-cell table:style-name="Table2.E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40">Informe semanal</text:p>
          </table:table-cell>
          <table:table-cell table:style-name="Table2.D4" office:value-type="string">
            <text:p text:style-name="P41">1,5</text:p>
          </table:table-cell>
          <table:table-cell table:style-name="Table2.E4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40">Preparar lista de componentes</text:p>
          </table:table-cell>
          <table:table-cell table:style-name="Table2.D5" office:value-type="string">
            <text:p text:style-name="P41">1,0</text:p>
          </table:table-cell>
          <table:table-cell table:style-name="Table2.E5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40">Preparar footprints</text:p>
          </table:table-cell>
          <table:table-cell table:style-name="Table2.D6" office:value-type="string">
            <text:p text:style-name="P41">1,5</text:p>
          </table:table-cell>
          <table:table-cell table:style-name="Table2.E6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40">Trabajo en software Visa</text:p>
          </table:table-cell>
          <table:table-cell table:style-name="Table2.D7" office:value-type="string">
            <text:p text:style-name="P41">1,5</text:p>
          </table:table-cell>
          <table:table-cell table:style-name="Table2.E7" office:value-type="string">
            <text:p text:style-name="P4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04">Mayo</text:p>
          </table:table-cell>
          <table:table-cell table:style-name="Table2.A2" table:number-rows-spanned="6" office:value-type="string">
            <text:p text:style-name="P44">Lunes 8</text:p>
          </table:table-cell>
          <table:table-cell table:style-name="Table2.C8" office:value-type="string">
            <text:p text:style-name="P40">Informe banco ruido</text:p>
          </table:table-cell>
          <table:table-cell table:style-name="Table2.D8" office:value-type="string">
            <text:p text:style-name="P41">1,5</text:p>
          </table:table-cell>
          <table:table-cell table:style-name="Table2.E8" office:value-type="string">
            <text:p text:style-name="P47"/>
          </table:table-cell>
          <table:table-cell table:style-name="Table2.F13" table:number-rows-spanned="6" office:value-type="string">
            <text:p text:style-name="P4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40">Preparar lista de componentes</text:p>
          </table:table-cell>
          <table:table-cell table:style-name="Table2.D13" office:value-type="string">
            <text:p text:style-name="P41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eparar stencil footprint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desarrollo Microchip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Visa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uebas desarrollo Visa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s 8</text:p>
          </table:table-cell>
          <table:table-cell table:style-name="Table2.C14" office:value-type="string">
            <text:p text:style-name="P40">Informe banco ruido</text:p>
          </table:table-cell>
          <table:table-cell table:style-name="Table2.D14" office:value-type="string">
            <text:p text:style-name="P41">1,5</text:p>
          </table:table-cell>
          <table:table-cell table:style-name="Table2.E14" office:value-type="string">
            <text:p text:style-name="P48"/>
          </table:table-cell>
          <table:table-cell table:style-name="Table2.F19" table:number-rows-spanned="6" office:value-type="string">
            <text:p text:style-name="P4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50">Preparar lista de componentes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Preparar stencil footprint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Lectura desarrollo Microchip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4">Lectura Visa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4">Pruebas desarrollo Visa</text:p>
          </table:table-cell>
          <table:table-cell table:style-name="Table2.D19" office:value-type="string">
            <text:p text:style-name="P51">1,0</text:p>
          </table:table-cell>
          <table:table-cell table:style-name="Table2.E1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2"/>
          </table:table-cell>
          <table:table-cell table:style-name="Table2.D21" office:value-type="string">
            <text:p text:style-name="P51"/>
          </table:table-cell>
          <table:table-cell table:style-name="Table2.E21" office:value-type="string">
            <text:p text:style-name="P53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7">Jueves 11</text:p>
          </table:table-cell>
          <table:table-cell table:style-name="Table2.C21" office:value-type="string">
            <text:p text:style-name="P40">Informe banco ruido</text:p>
          </table:table-cell>
          <table:table-cell table:style-name="Table2.D21" office:value-type="string">
            <text:p text:style-name="P41">1,5</text:p>
          </table:table-cell>
          <table:table-cell table:style-name="Table2.E21" office:value-type="string">
            <text:p text:style-name="P55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7">Búsqueda de componentes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7">Prepara lista de componentes</text:p>
          </table:table-cell>
          <table:table-cell table:style-name="Table2.D26" office:value-type="string">
            <text:p text:style-name="P58">1.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Preparar stencil footprint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Lectura desarrollo Microchip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4">Lectura Visa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4">Pruebas desarrollo Visa</text:p>
          </table:table-cell>
          <table:table-cell table:style-name="Table2.D27" office:value-type="string">
            <text:p text:style-name="P51">1,0</text:p>
          </table:table-cell>
          <table:table-cell table:style-name="Table2.E27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63">2.0</text:p>
          </table:table-cell>
          <table:table-cell table:style-name="Table2.E31" office:value-type="string">
            <text:p text:style-name="P59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63">1.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63">1,5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63">1,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63">2,0</text:p>
          </table:table-cell>
          <table:table-cell table:style-name="Table2.E32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80">Informe banco ruido</text:p>
          </table:table-cell>
          <table:table-cell table:style-name="Table2.D147" office:value-type="string">
            <text:p text:style-name="P63">2.<text:span text:style-name="T8">0</text:span></text:p>
          </table:table-cell>
          <table:table-cell table:style-name="Table2.E147" office:value-type="string">
            <text:p text:style-name="P59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84">Informe banco ruido</text:p>
          </table:table-cell>
          <table:table-cell table:style-name="Table2.D147" office:value-type="string">
            <text:p text:style-name="P64"><text:span text:style-name="T9">2</text:span>,0</text:p>
          </table:table-cell>
          <table:table-cell table:style-name="Table2.E147" office:value-type="string">
            <text:p text:style-name="P59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1">Informe semanal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Componentes: búsqueda+lista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Pruebas desarrollo Visa</text:p>
          </table:table-cell>
          <table:table-cell table:style-name="Table2.D147" office:value-type="string">
            <text:p text:style-name="P64">2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epara<text:span text:style-name="T8">r</text:span> stencil footprints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5">Documentación software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5">Pruebas desarrollo 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+lista</text:p>
          </table:table-cell>
          <table:table-cell table:style-name="Table2.D147" office:value-type="string">
            <text:p text:style-name="P6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Modelado software</text:p>
          </table:table-cell>
          <table:table-cell table:style-name="Table2.D43" office:value-type="string">
            <text:p text:style-name="P65">2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82">Prepara<text:span text:style-name="T8">r</text:span> stencil footprints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Componentes: búsqueda+lista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Modelado software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uebas desarrollo <text:s/><text:span text:style-name="T11">+ doc software</text:span>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88">Informe tutor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59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88">Componentes: búsqueda+lista</text:p>
          </table:table-cell>
          <table:table-cell table:style-name="Table2.D54" office:value-type="string">
            <text:p text:style-name="P67">1,<text:span text:style-name="T12">0</text:span>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3">Prepara<text:span text:style-name="T8">r</text:span> stencil footprints</text:p>
          </table:table-cell>
          <table:table-cell table:style-name="Table2.D54" office:value-type="string">
            <text:p text:style-name="P68">1.0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6">Modelado software</text:p>
          </table:table-cell>
          <table:table-cell table:style-name="Table2.D54" office:value-type="string">
            <text:p text:style-name="P66">2.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6">Informe banco ruido: parte figura ruido</text:p>
          </table:table-cell>
          <table:table-cell table:style-name="Table2.D53" office:value-type="string">
            <text:p text:style-name="P66">1.0</text:p>
          </table:table-cell>
          <table:table-cell table:style-name="Table2.E5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7">Pruebas desarrollo <text:s/><text:span text:style-name="T11">+ doc software</text:span>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9">Reunión pautada con J.Rodriguez y K. Moncada.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Presentación figura ruido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90">Informe presentación figura ruido</text:p>
          </table:table-cell>
          <table:table-cell table:style-name="Table2.D147" office:value-type="string">
            <text:p text:style-name="P69">3</text:p>
          </table:table-cell>
          <table:table-cell table:style-name="Table2.E147" office:value-type="string">
            <text:p text:style-name="P59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0">Búsqueda componente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eparación stencil footprint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ueba desarrollo + doc software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93">Componentes: búsqueda + lista</text:p>
          </table:table-cell>
          <table:table-cell table:style-name="Table2.D147" office:value-type="string">
            <text:p text:style-name="P70">1.5</text:p>
          </table:table-cell>
          <table:table-cell table:style-name="Table2.E147" office:value-type="string">
            <text:p text:style-name="P61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Preparar versión informe técnico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96">Seminario FLUKE</text:p>
          </table:table-cell>
          <table:table-cell table:style-name="Table2.D147" office:value-type="string">
            <text:p text:style-name="P71">3,0</text:p>
          </table:table-cell>
          <table:table-cell table:style-name="Table2.E147" office:value-type="string">
            <text:p text:style-name="P60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Informe <text:span text:style-name="T14">técnico</text:span>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3">Lectura y documentación software</text:p>
          </table:table-cell>
          <table:table-cell table:style-name="Table2.D74" office:value-type="string">
            <text:p text:style-name="P71">1,0</text:p>
          </table:table-cell>
          <table:table-cell table:style-name="Table2.E7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97">Requerimientos de software: doc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1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Propuesta de hardware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5">Componentes: búsqueda + lista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Preparación stencil footprints: <text:span text:style-name="T15">Eagle/Kicad</text:span>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</text:p>
          </table:table-cell>
          <table:table-cell table:style-name="Table2.D147" office:value-type="string">
            <text:p text:style-name="P72"><text:span text:style-name="T16">1</text:span>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98">Prueba desarrollo </text:p>
          </table:table-cell>
          <table:table-cell table:style-name="Table2.D147" office:value-type="string">
            <text:p text:style-name="P73">2,0</text:p>
          </table:table-cell>
          <table:table-cell table:style-name="Table2.E147" office:value-type="string">
            <text:p text:style-name="P61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: com VISA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<text:span text:style-name="T16">Modelado</text:span> de hardware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Informe técnico</text:p>
          </table:table-cell>
          <table:table-cell table:style-name="Table2.D147" office:value-type="string">
            <text:p text:style-name="P99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26" office:value-type="string">
            <text:p text:style-name="P30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Documentación software: com VIS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Generar lista componentes</text:p>
          </table:table-cell>
          <table:table-cell table:style-name="Table2.D147" office:value-type="string">
            <text:p text:style-name="P75">0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software: captura requisitos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hardware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Informe técnico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7" office:value-type="string">
            <text:p text:style-name="P78">?</text:p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7" office:value-type="string">
            <text:p text:style-name="P79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9">Cendit suspende actividades todo el dia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100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<text:span text:style-name="T19">VISA + ISO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software: captura requisitos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hardware: <text:span text:style-name="T19">selecc componentes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Informe técnico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05"><text:span text:style-name="T20">Miércoles</text:span> 7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110">1,5</text:p>
          </table:table-cell>
          <table:table-cell table:style-name="Table2.E147" office:value-type="string">
            <text:p text:style-name="P62"/>
          </table:table-cell>
          <table:table-cell table:style-name="Table2.F106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7">Documentación software: <text:span text:style-name="T19">VISA + ISO</text:span></text:p>
          </table:table-cell>
          <table:table-cell table:style-name="Table2.D147" office:value-type="string">
            <text:p text:style-name="P110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9">Solicitud + <text:span text:style-name="T21">búsqueda</text:span> componentes</text:p>
          </table:table-cell>
          <table:table-cell table:style-name="Table2.D147" office:value-type="string">
            <text:p text:style-name="P110">1,5</text:p>
          </table:table-cell>
          <table:table-cell table:style-name="Table2.E147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software: captura requisitos</text:p>
          </table:table-cell>
          <table:table-cell table:style-name="Table2.D147" office:value-type="string">
            <text:p text:style-name="P110">1,0</text:p>
          </table:table-cell>
          <table:table-cell table:style-name="Table2.E147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hardware: <text:span text:style-name="T19">selecc componentes</text:span></text:p>
          </table:table-cell>
          <table:table-cell table:style-name="Table2.D147" office:value-type="string">
            <text:p text:style-name="P110">1,0</text:p>
          </table:table-cell>
          <table:table-cell table:style-name="Table2.E147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7">Informe técnico</text:p>
          </table:table-cell>
          <table:table-cell table:style-name="Table2.D147" office:value-type="string">
            <text:p text:style-name="P110">1,0</text:p>
          </table:table-cell>
          <table:table-cell table:style-name="Table2.E147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7"/>
          </table:table-cell>
          <table:table-cell table:style-name="Table2.D148" office:value-type="string">
            <text:p text:style-name="P63"/>
          </table:table-cell>
          <table:table-cell table:style-name="Table2.E148" office:value-type="string">
            <text:p text:style-name="P62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Día</text:p>
          </table:table-cell>
          <table:table-cell table:style-name="Table3.B1" office:value-type="string">
            <text:p text:style-name="P38">Motivo</text:p>
          </table:table-cell>
        </table:table-row>
        <table:table-row table:style-name="Table3.1">
          <table:table-cell table:style-name="Table3.A2" office:value-type="string">
            <text:p text:style-name="P40">Marzo <text:span text:style-name="T4">30</text:span></text:p>
          </table:table-cell>
          <table:table-cell table:style-name="Table3.B2" office:value-type="string">
            <text:p text:style-name="P4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0">Abril 17</text:p>
          </table:table-cell>
          <table:table-cell table:style-name="Table3.B2" office:value-type="string">
            <text:p text:style-name="P4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0">Abril 26</text:p>
          </table:table-cell>
          <table:table-cell table:style-name="Table3.B4" office:value-type="string">
            <text:p text:style-name="P40">Problemas de salud</text:p>
          </table:table-cell>
        </table:table-row>
        <table:table-row table:style-name="Table3.1">
          <table:table-cell table:style-name="Table3.A5" office:value-type="string">
            <text:p text:style-name="P42">Mayo 1</text:p>
          </table:table-cell>
          <table:table-cell table:style-name="Table3.B5" office:value-type="string">
            <text:p text:style-name="P4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0">Mayo 2</text:p>
          </table:table-cell>
          <table:table-cell table:style-name="Table3.B2" office:value-type="string">
            <text:p text:style-name="P4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2">Mayo 3</text:p>
          </table:table-cell>
          <table:table-cell table:style-name="Table3.B2" office:value-type="string">
            <text:p text:style-name="P4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2">Mayo 4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2">Mayo 5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6">Mayo 10</text:p>
          </table:table-cell>
          <table:table-cell table:style-name="Table3.B2" office:value-type="string">
            <text:p text:style-name="P56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4">Mayo 31</text:p>
          </table:table-cell>
          <table:table-cell table:style-name="Table3.B2" office:value-type="string">
            <text:p text:style-name="P74">Diligencia personal, todo el día.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7T12:13:19.074998212</dc:date>
    <meta:editing-cycles>94</meta:editing-cycles>
    <meta:editing-duration>P2DT6H1S</meta:editing-duration>
    <meta:document-statistic meta:table-count="3" meta:image-count="0" meta:object-count="0" meta:page-count="7" meta:paragraph-count="332" meta:word-count="1037" meta:character-count="6728" meta:non-whitespace-character-count="6013"/>
    <meta:template xlink:type="simple" xlink:actuate="onRequest" xlink:title="" xlink:href="Normal.dotm"/>
  </office:meta>
</office:document-meta>
</file>